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kiaElemen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getChildren( String name , 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getChildre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AnakiaElement( String 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AnakiaElement( String 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AnakiaElement( String name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selectNodes( String xpath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Element.Anakia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